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1cm" svg:x="17.5cm" svg:y="39.866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19cm" svg:x="27cm" svg:y="49.5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1cm" svg:x="56.5cm" svg:y="66.379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79cm" svg:x="29cm" svg:y="86.815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79cm" svg:x="44cm" svg:y="79.576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3cm" svg:height="5.591cm" svg:x="37.5cm" svg:y="49cm">
          <text:p text:style-name="P5">The benchmark will be heavy</text:p>
          <draw:enhanced-geometry svg:viewBox="0 0 21600 21600" draw:text-areas="800 800 20800 20800" draw:type="round-rectangular-callout" draw:modifiers="-13229.19026991 12464.8068669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4.5cm" svg:height="2.043cm" svg:x="18.119cm" svg:y="48.56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79cm" svg:x="69cm" svg:y="46.4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7cm" svg:y2="52.109cm" draw:start-shape="id2" draw:start-glue-point="10" draw:end-shape="id3" draw:end-glue-point="6" svg:d="m18000 50500c6825 0 2325 1609 9000 16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9.498cm" svg:y2="79.576cm" draw:start-shape="id11" draw:start-glue-point="8" draw:end-shape="id12" draw:end-glue-point="4" svg:d="m21498 73000c0 4930 28000 1643 28000 6576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draw:line-skew="0cm 1.293cm" svg:x1="34cm" svg:y1="81.499cm" svg:x2="32.44cm" svg:y2="87.382cm" draw:start-shape="id15" draw:start-glue-point="10" draw:end-shape="id13" draw:end-glue-point="5" svg:d="m34000 81499c825 0 687 2463 92 3575s-1652 873-1652 2308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cm" svg:x2="49.498cm" svg:y2="79.576cm" draw:start-shape="id10" draw:start-glue-point="8" draw:end-shape="id12" draw:end-glue-point="4" svg:d="m62748 73500c0 4555-13250 1518-13250 6076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8:19:58</dc:date>
    <meta:editing-duration>PT47H29M54S</meta:editing-duration>
    <meta:editing-cycles>29</meta:editing-cycles>
    <meta:generator>OpenOffice.org/3.1$Unix OpenOffice.org_project/310m19$Build-9420</meta:generator>
    <dc:creator>Kjetil Kjernsmo</dc:creator>
    <meta:printed-by>Kjetil Kjernsmo</meta:printed-by>
    <meta:print-date>2012-05-18T16:50:55</meta:print-date>
    <meta:document-statistic meta:object-count="70"/>
  </office:meta>
</office:document-meta>
</file>